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21cm" svg:height="0.771cm" draw:transform="skewX (0.000174532925199436) rotate (-1.55212130379856) translate (7.03023471997649cm 2.1275081047525cm)" svg:viewBox="0 0 6122 772" svg:d="M257 772c240-5 2079-72 3195-108 1119-36 2233 80 2608 77 128 1 56-701-193-714-819-40-1652-31-2561-2-909 30-2312 13-3264 35-98 1-24 719 215 712z">
          <text:p/>
        </draw:path>
        <draw:path draw:style-name="gr1" draw:text-style-name="P1" draw:layer="layout" svg:width="6.237cm" svg:height="0.796cm" draw:transform="skewX (0.00122173047639603) rotate (-1.55124863917256) translate (3.6064743237618cm 2.4285440530032cm)" svg:viewBox="0 0 6238 797" svg:d="M109 703c341 33 2082 71 2802 82 719 11 2918 15 3291 9 129 4-120-713-234-712-367 0-1826 70-2661 76-837 10-2885-106-3241-158-122-15-55 693 43 703z">
          <text:p/>
        </draw:path>
        <draw:path draw:style-name="gr1" draw:text-style-name="P1" draw:layer="layout" svg:width="1.671cm" svg:height="3.743cm" draw:transform="rotate (-1.55229583672376) translate (6.8526032924225cm 5.5207301498269cm)" svg:viewBox="0 0 1672 3744" svg:d="M1671 3554c-88-186-436-955-605-1648-170-693-238-1226-252-1522-12-295-811-518-814-291-3 228 203 1221 389 1918s388 1256 544 1673c61 162 765-45 738-130z">
          <text:p/>
        </draw:path>
        <draw:path draw:style-name="gr1" draw:text-style-name="P1" draw:layer="layout" svg:width="0.902cm" svg:height="0.661cm" draw:transform="skewX (0.001221730476396) rotate (-2.1556561591382) translate (3.88779065192783cm 6.6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7.0894573185943cm 5.681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7) rotate (-2.15652882376419) translate (3.73387363820881cm 2.46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244346095279214) rotate (-2.1556561591382) translate (3.76764033261702cm 8.39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7) rotate (-2.15652882376419) translate (7.0988736382087cm 2.19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6) rotate (-2.1556561591382) translate (7.2377906519277cm 7.9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936cm" svg:height="4.817cm" draw:transform="rotate (-1.55229583672376) translate (7.3002086279053cm 4.00126350525781cm)" svg:viewBox="0 0 1937 4818" svg:d="M1936 4628c-87-186-597-1541-766-2234-171-693-342-1714-355-2011-13-294-812-517-815-290-2 228 306 1709 493 2406 186 696 550 1842 706 2259 61 162 765-45 737-130z">
          <text:p/>
        </draw:path>
        <draw:path draw:style-name="gr1" draw:text-style-name="P1" draw:layer="layout" svg:width="0.902cm" svg:height="0.661cm" draw:transform="skewX (0.001221730476396) rotate (-2.1556561591382) translate (3.25379065192781cm 5.373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1) rotate (-2.1556561591382) translate (7.5524573185943cm 4.1612958331613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1:41.567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